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text-properties fo:font-size="16pt" fo:font-weight="normal" style:font-size-asian="16pt" style:font-weight-asian="normal" style:font-size-complex="16pt" style:font-weight-complex="normal"/>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text-properties style:font-name="Arial" fo:font-size="24pt" fo:font-style="italic" fo:font-weight="normal" style:font-size-asian="24pt" style:font-style-asian="italic" style:font-weight-asian="normal" style:font-size-complex="24pt" style:font-style-complex="italic" style:font-weight-complex="normal"/>
    </style:style>
    <style:style style:name="P6" style:family="paragraph" style:parent-style-name="Standard">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style:font-name="Arial"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text-properties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9" style:family="paragraph" style:parent-style-name="Standard">
      <style:text-properties style:font-name="Arial" fo:font-size="16pt" fo:font-style="normal" fo:font-weight="normal" style:font-size-asian="16pt" style:font-style-asian="normal" style:font-weight-asian="normal" style:font-size-complex="16pt" style:font-style-complex="normal" style:font-weight-complex="normal"/>
    </style:style>
    <style:style style:name="P10" style:family="paragraph" style:parent-style-name="Standard">
      <style:text-properties style:font-name="Arial" fo:font-size="20pt" fo:font-style="normal" fo:font-weight="normal" style:font-size-asian="20pt" style:font-style-asian="normal" style:font-weight-asian="normal" style:font-size-complex="20pt" style:font-style-complex="normal" style:font-weight-complex="normal"/>
    </style:style>
    <style:style style:name="P11"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text-properties style:font-name="Times New Roman"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paragraph-properties fo:break-before="page"/>
      <style:text-properties style:font-name="Arial" fo:font-size="24pt" fo:font-style="italic" fo:font-weight="normal" style:font-size-asian="24pt" style:font-style-asian="italic" style:font-weight-asian="normal" style:font-size-complex="24pt" style:font-style-complex="italic" style:font-weight-complex="normal"/>
    </style:style>
    <style:style style:name="P14" style:family="paragraph" style:parent-style-name="Standard">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text-properties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16" style:family="paragraph" style:parent-style-name="Standard">
      <style:text-properties style:font-name="Arial" fo:font-size="16pt" fo:font-style="normal" fo:font-weight="normal" style:font-size-asian="16pt" style:font-style-asian="normal" style:font-weight-asian="normal" style:font-size-complex="16pt" style:font-style-complex="normal" style:font-weight-complex="normal"/>
    </style:style>
    <style:style style:name="P17"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ravspecifikation ”Den Glade Piraten”</text:p>
      <text:p text:style-name="P2"/>
      <text:p text:style-name="P3">Referenser</text:p>
      <text:p text:style-name="P4"/>
      <text:p text:style-name="Standard"><text:a xlink:type="simple" xlink:href="file:///E:/Skolarbeten/Iterativ%20mjukvaruutveckling/Vision.odt">Vision Den Glade Piraten</text:a></text:p>
      <text:p text:style-name="Standard">Här beskrivs bakgrund, användargrupper och baskrav.</text:p>
      <text:p text:style-name="Standard"/>
      <text:p text:style-name="Standard">Krav</text:p>
      <text:p text:style-name="Standard">Kraven ordnade i prioritetsordning med status och referenser.</text:p>
      <text:p text:style-name="Standard"/>
      <text:p text:style-name="P5">Aktörer</text:p>
      <text:p text:style-name="P11"/>
      <text:p text:style-name="P12">Primära aktörer</text:p>
      <text:p text:style-name="P12"/>
      <text:p text:style-name="P8">1. Kassör</text:p>
      <text:p text:style-name="P6"/>
      <text:p text:style-name="P11">Vill enkelt kunna räkna ut korrekt medlemsavgift för medlemmarna, och även se om den är betald eller ej. Vill kunna söka på medlemmar och se antal båtar en viss medlem har.</text:p>
      <text:p text:style-name="P6"/>
      <text:p text:style-name="P8">2.Medlemmar</text:p>
      <text:p text:style-name="P6"/>
      <text:p text:style-name="P11">Vill enkelt kunna ändra sitt båtinnehav, och kontaktinformation. Vill kunna byta båtplatser med andra medlemmar vid behov. Vill kunna ta kontakt med klubben vid eventuella frågor.</text:p>
      <text:p text:style-name="P6"/>
      <text:p text:style-name="P8">3. Sekreterare</text:p>
      <text:p text:style-name="P6"/>
      <text:p text:style-name="P11">Vill enkelt kunna matcha båtar med lediga båtplatser enligt krav på storlek och djup. Vill kunna se vilka båtplatser medlemmarna haft föregående år. Vill kunna se de byten som gjorts medlemmar emellan.</text:p>
      <text:p text:style-name="P11"/>
      <text:p text:style-name="P11"/>
      <text:p text:style-name="P12">Stödjande aktörer</text:p>
      <text:p text:style-name="P6"/>
      <text:p text:style-name="P8">Svenskt Båtregister</text:p>
      <text:p text:style-name="P6"/>
      <text:p text:style-name="P11">Ett register över svenska båtar, som specificerar storlek och krav på djup som behövs. Uppgifter härifrån behöver användas vid nyregistrering av båtar i klubben.</text:p>
      <text:p text:style-name="P11"/>
      <text:p text:style-name="P12">Offstage aktörer</text:p>
      <text:p text:style-name="P6"/>
      <text:p text:style-name="P8">Räddningstjänsten</text:p>
      <text:p text:style-name="P6"/>
      <text:p text:style-name="P11">Vill av säkerhetsskäl att det ska finnas korrekt dokumenterad information på vem som innehar vilken båtplats.</text:p>
      <text:p text:style-name="P13">Funktionella krav</text:p>
      <text:p text:style-name="P9"/>
      <text:p text:style-name="P9">Användningsfall</text:p>
      <text:p text:style-name="P9"/>
      <text:p text:style-name="P8">1. Kassör</text:p>
      <text:p text:style-name="P6"/>
      <text:p text:style-name="P11">AF1.1 Kolla upp medlemmars medlemsinformation</text:p>
      <text:p text:style-name="P11">AF1.2 Beräkna korrekt medlemsavgift</text:p>
      <text:p text:style-name="P11">AF1.3 Kolla betalningsstatus</text:p>
      <text:p text:style-name="P6"/>
      <text:p text:style-name="P8">2. Medlemmar</text:p>
      <text:p text:style-name="P6"/>
      <text:p text:style-name="P11">AF2.1 Logga in och komma åt och kunna ändra sin egen medlemsinformation</text:p>
      <text:p text:style-name="P11">AF2.2 Lägga till och ta bort båtinnehav</text:p>
      <text:p text:style-name="P11">AF2.3 Skicka/godkänna en förfrågan om byte av båtplats med andra medlemmar</text:p>
      <text:p text:style-name="P11">AF2.4 Betala sin medlemsavgift</text:p>
      <text:p text:style-name="P6"/>
      <text:p text:style-name="P8">3. Sekreterare</text:p>
      <text:p text:style-name="P6"/>
      <text:p text:style-name="P11">AF3.1 Matcha medlemmars båtar med tillgängliga båtplatser som motsvarar storlekskraven</text:p>
      <text:p text:style-name="P11">AF3.2 Se medlemmars båtplatser från tidigare år</text:p>
      <text:p text:style-name="P11">AF3.3 Bli meddelad när medlemmar bytt platser mellan varandra</text:p>
      <text:p text:style-name="P11"/>
      <text:p text:style-name="P5">Ickefunktionella krav</text:p>
      <text:p text:style-name="P9"/>
      <text:p text:style-name="P9">Projektkrav</text:p>
      <text:p text:style-name="P9"/>
      <text:p text:style-name="P9">Begränsningar</text:p>
      <text:p text:style-name="P9"/>
      <text:p text:style-name="P9"/>
      <text:p text:style-name="P10">Kvalitetskrav</text:p>
      <text:p text:style-name="P10"/>
      <text:p text:style-name="P7">Användbarhet</text:p>
      <text:p text:style-name="P6"/>
      <text:p text:style-name="P7">Tillgänglighet</text:p>
      <text:p text:style-name="P7"/>
      <text:p text:style-name="P7">Stödbarhet</text:p>
      <text:p text:style-name="P7"/>
      <text:p text:style-name="P7">Prestanda</text:p>
      <text:p text:style-name="P7"/>
      <text:p text:style-name="P7">Säkerh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a Larsson Cornejo</meta:initial-creator>
    <meta:creation-date>2013-12-12T05:52:56.59</meta:creation-date>
    <dc:date>2013-12-12T09:07:32.03</dc:date>
    <dc:creator>Johanna Larsson Cornejo</dc:creator>
    <meta:editing-duration>PT2H44M14S</meta:editing-duration>
    <meta:editing-cycles>2</meta:editing-cycles>
    <meta:generator>OpenOffice/4.0.1$Win32 OpenOffice.org_project/401m5$Build-9714</meta:generator>
    <meta:document-statistic meta:table-count="0" meta:image-count="0" meta:object-count="0" meta:page-count="2" meta:paragraph-count="44" meta:word-count="259" meta:character-count="1828"/>
  </office:meta>
</office:document-meta>
</file>